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ahoma" svg:font-family="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fo:orphans="2" fo:widows="2" style:writing-mode="lr-tb"/>
      <style:text-properties fo:font-variant="normal" fo:text-transform="none" fo:color="#000000" style:text-line-through-style="none" style:text-line-through-type="none" style:font-name="Arial" fo:font-size="11pt" fo:letter-spacing="normal"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fo:orphans="2" fo:widows="2"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orphans="2" fo:widows="2" style:writing-mode="lr-tb"/>
      <style:text-properties fo:font-variant="normal" fo:text-transform="none" fo:color="#000000" style:text-line-through-style="none" style:text-line-through-type="none" fo:letter-spacing="normal" style:text-underline-style="none" style:text-blinking="false" fo:background-color="transparent"/>
    </style:style>
    <style:style style:name="P5" style:family="paragraph" style:parent-style-name="Text_20_body">
      <style:paragraph-properties fo:margin-top="0in" fo:margin-bottom="0in" loext:contextual-spacing="false" fo:line-height="138%" fo:orphans="2" fo:widows="2" style:writing-mode="lr-tb"/>
      <style:text-properties fo:font-variant="normal" fo:text-transform="none" fo:color="#222222" style:font-name="tahoma" fo:font-size="12pt" fo:letter-spacing="normal" fo:font-style="normal" fo:font-weight="normal"/>
    </style:style>
    <style:style style:name="P6" style:family="paragraph" style:parent-style-name="Text_20_body" style:list-style-name="L1">
      <style:paragraph-properties fo:margin-left="0.1563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style:style>
    <style:style style:name="P7" style:family="paragraph" style:parent-style-name="Text_20_body" style:list-style-name="L2">
      <style:paragraph-properties fo:margin-left="0.1563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style:style>
    <style:style style:name="P8" style:family="paragraph" style:parent-style-name="Text_20_body" style:list-style-name="L3">
      <style:paragraph-properties fo:margin-left="0.1563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style:style>
    <style:style style:name="P9" style:family="paragraph" style:parent-style-name="Text_20_body" style:list-style-name="L2">
      <style:paragraph-properties fo:margin-left="0.1563in" fo:margin-right="0in" fo:margin-top="0in" fo:margin-bottom="0in" loext:contextual-spacing="false" fo:line-height="138%" fo:orphans="2" fo:widows="2" fo:text-indent="0in"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style>
    <style:style style:name="P10" style:family="paragraph" style:parent-style-name="Text_20_body">
      <style:paragraph-properties fo:margin-left="0.1563in" fo:margin-right="0in" fo:text-indent="0in" style:auto-text-indent="false"/>
    </style:style>
    <style:style style:name="P11" style:family="paragraph" style:parent-style-name="Text_20_body">
      <style:paragraph-properties fo:margin-left="0.1563in" fo:margin-right="0in" fo:orphans="2" fo:widows="2" fo:text-indent="0in" style:auto-text-indent="false" style:writing-mode="lr-tb"/>
    </style:style>
    <style:style style:name="P12" style:family="paragraph" style:parent-style-name="Text_20_body">
      <style:paragraph-properties fo:orphans="2" fo:widows="2" style:writing-mode="lr-tb"/>
    </style:style>
    <style:style style:name="T1" style:family="text">
      <style:text-properties fo:background-color="transparent" loext:char-shading-value="0"/>
    </style:style>
    <style:style style:name="T2" style:family="text">
      <style:text-properties fo:font-style="italic" fo:background-color="transparent" loext:char-shading-value="0"/>
    </style:style>
    <style:style style:name="T3" style:family="text">
      <style:text-properties style:font-name="Arial" fo:font-size="11pt" fo:font-style="normal" fo:font-weight="normal"/>
    </style:style>
    <style:style style:name="T4" style:family="text">
      <style:text-properties fo:color="#000000" style:text-line-through-style="none" style:text-line-through-type="none" style:font-name="Arial" fo:font-size="11pt" style:text-underline-style="none" style:text-blinking="false" fo:background-color="transparent" loext:char-shading-value="0"/>
    </style:style>
    <style:style style:name="T5" style:family="text">
      <style:text-properties fo:color="#000000" style:text-line-through-style="none" style:text-line-through-type="none" style:font-name="Arial" fo:font-size="11pt" fo:font-style="italic" style:text-underline-style="none" style:text-blinking="false" fo:background-color="transparent" loext:char-shading-value="0"/>
    </style:style>
    <style:style style:name="T6" style:family="text">
      <style:text-properties fo:color="#000000"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_-7908075440975975936gmail-docs-internal-guid-d6e4d6be-6b8e-5f8b-c3da-db1d99e6d475"/>ZADANIE DOMOWE:</text:p>
      <text:p text:style-name="P12"/>
      <text:p text:style-name="P2">Opis zadania:</text:p>
      <text:p text:style-name="P3">Stwórz system umożliwiający przekazywanie plików oraz adresów url w zabezpieczony sposób. W zadaniu wykorzystaj widoki generyczne Django do obsługi formularzy, oraz Django REST framework do zbudowania API.</text:p>
      <text:p text:style-name="P3">Aplikacja powinna udostępniać zalogowanym użytkownikom (na potrzeby zadania użytkownicy mogą być tworzeni komendą bądź z wykorzystaniem panelu administratora) formularz przyjmujący plik lub adres url, który chcemy zabezpieczyć. Po jego przesłaniu użytkownikowi powinien zostać wyświetlony wygenerowany nowy unikalny adres (w obrębie aplikacji) oraz wygenerowane hasło. Wygenerowany link powinien być ważny przez 24 godziny. Część ta powinna być pokryta testami.</text:p>
      <text:p text:style-name="P3">Po przejściu na ten adres powinien zostać wyświetlony formularz umożliwiający podanie hasła. Jeżeli jest ono zgodne z zapisanym w bazie wygenerowanym hasłem, następuje przekierowanie na zabezpieczony adres url bądź pobranie zabezpieczonego pliku. Ilość poprawnych uzupełnień hasła powinna być zliczana dla każdego linku.</text:p>
      <text:p text:style-name="P5"><text:span text:style-name="T4">Dla każdego zalogowanego użytkownika powinien być zapamiętywany </text:span><text:span text:style-name="T5">User Agent</text:span><text:span text:style-name="T4">, z którego po raz ostatni wykonywał zapytania, tj. odświeżany z każdym przesłanym żądaniem, na którąkolwiek podstronę w obrębie systemu (</text:span><text:span text:style-name="T5">User Agent</text:span><text:span text:style-name="T6"> </text:span><text:span text:style-name="T4">dostępny jest w nagłówku żądania).</text:span></text:p>
      <text:p text:style-name="P3">Powinno być również możliwe zarządzanie aplikacją z wykorzystaniem panelu administratora, a w szczególności zmiana hasła przypisanego do elementu.</text:p>
      <text:p text:style-name="P3">Aplikacja udostępnia również API analogiczne do stworzonych formularzy, część zabezpieczona do dodawania nowych elementów, oraz niezabezpieczona do uzyskiwania dostępu po podaniu hasła. </text:p>
      <text:p text:style-name="P3">Dodatkowo udostępniony powinien być zabezpieczony endpoint udostępniający informację o ilości elementów każdego typu dodanych każdego dnia, które zostały odwiedzone chociaż raz (patrz przykład). </text:p>
      <text:p text:style-name="P12"/>
      <text:p text:style-name="P3">Przykład:</text:p>
      <text:list xml:id="list1686434722055082777" text:style-name="L1">
        <text:list-item>
          <text:p text:style-name="P6">25 października 2017 dodano:</text:p>
          <text:list>
            <text:list-item>
              <text:p text:style-name="P6">plik, który odwiedzono 5 razy</text:p>
            </text:list-item>
            <text:list-item>
              <text:p text:style-name="P6">link, który odwiedzono 2 razy</text:p>
            </text:list-item>
          </text:list>
        </text:list-item>
        <text:list-item>
          <text:p text:style-name="P6">26 października 2017 dodano:</text:p>
          <text:list>
            <text:list-item>
              <text:p text:style-name="P6">plik, który odwiedzono 2 razy</text:p>
            </text:list-item>
            <text:list-item>
              <text:p text:style-name="P6">kolejny plik, którego nie odwiedzono ani razu</text:p>
            </text:list-item>
            <text:list-item>
              <text:p text:style-name="P6">link, którego nie odwiedzono ani razu</text:p>
            </text:list-item>
          </text:list>
        </text:list-item>
      </text:list>
      <text:p text:style-name="P11"/>
      <text:p text:style-name="P3">Wynikiem zapytania powinno być:</text:p>
      <text:p text:style-name="P3">{</text:p>
      <text:p text:style-name="P4">   “<text:span text:style-name="T3">2017-10-25”: {</text:span></text:p>
      <text:p text:style-name="P4">       “<text:span text:style-name="T3">files”: 1,</text:span></text:p>
      <text:p text:style-name="P4"><text:soft-page-break/>       “<text:span text:style-name="T3">links”: 1</text:span></text:p>
      <text:p text:style-name="P4">   <text:span text:style-name="T3">},</text:span></text:p>
      <text:p text:style-name="P4">   “<text:span text:style-name="T3">2017-10-26”: {</text:span></text:p>
      <text:p text:style-name="P4">       “<text:span text:style-name="T3">files”: 1,</text:span></text:p>
      <text:p text:style-name="P4">       “<text:span text:style-name="T3">links”: 0</text:span></text:p>
      <text:p text:style-name="P4">   <text:span text:style-name="T3">},</text:span></text:p>
      <text:p text:style-name="P3">}</text:p>
      <text:p text:style-name="P12"/>
      <text:p text:style-name="P2">Funkcjonalności:</text:p>
      <text:list xml:id="list5339147415403534347" text:style-name="L2">
        <text:list-item>
          <text:p text:style-name="P7">Formularz dodający linki bądź pliki do zabezpieczenia</text:p>
        </text:list-item>
        <text:list-item>
          <text:p text:style-name="P7">Generowanie linków zabezpieczonych autogenerowanym hasłem</text:p>
        </text:list-item>
        <text:list-item>
          <text:p text:style-name="P7">Wygasanie linków po określonym czasie</text:p>
        </text:list-item>
        <text:list-item>
          <text:p text:style-name="P7">Formularz umożliwiający przejście pod zabezpieczony link lub pobranie zabezpieczonego pliku</text:p>
        </text:list-item>
        <text:list-item>
          <text:p text:style-name="P7">Zliczanie poprawnych przekierowań</text:p>
        </text:list-item>
        <text:list-item>
          <text:p text:style-name="P9"><text:span text:style-name="T1">Zapamiętywanie </text:span><text:span text:style-name="T2">User Agent’a</text:span><text:span text:style-name="T1"> użytkownika</text:span></text:p>
        </text:list-item>
        <text:list-item>
          <text:p text:style-name="P7">REST API</text:p>
          <text:list>
            <text:list-item>
              <text:p text:style-name="P7">zabezpieczony endpoint do dodawania elementów</text:p>
            </text:list-item>
            <text:list-item>
              <text:p text:style-name="P7">zabezpieczony endpoint do pobierania statystyk (patrz przykład)</text:p>
            </text:list-item>
            <text:list-item>
              <text:p text:style-name="P7">otwarty endpoint do uzyskiwania dostępu do zabezpieczonych elementów (jeżeli przesłane hasło było poprawne)</text:p>
            </text:list-item>
          </text:list>
        </text:list-item>
        <text:list-item>
          <text:p text:style-name="P7">Panel administratora</text:p>
        </text:list-item>
      </text:list>
      <text:p text:style-name="P11"/>
      <text:p text:style-name="P2">Założenia systemu:</text:p>
      <text:list xml:id="list7662906770196221929" text:style-name="L3">
        <text:list-item>
          <text:p text:style-name="P8">Wykorzystanie widoków generycznych Django</text:p>
        </text:list-item>
        <text:list-item>
          <text:p text:style-name="P8">Wykorzystanie Django REST framework </text:p>
        </text:list-item>
        <text:list-item>
          <text:p text:style-name="P8">Wygenerowany link ważny jest 24 godziny</text:p>
        </text:list-item>
        <text:list-item>
          <text:p text:style-name="P8">Mechanizm dodawania elementów do zabezpieczenia powinien pokryty być testami</text:p>
        </text:list-item>
        <text:list-item>
          <text:p text:style-name="P8">Zmiana hasła do zabezpieczonych elementów za pomocą panelu administratora</text:p>
        </text:list-item>
      </text:list>
      <text:p text:style-name="P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ahoma" svg:font-family="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6:14:21.388165162</meta:creation-date>
    <dc:date>2018-02-06T22:43:22.262600732</dc:date>
    <meta:editing-duration>PT6H18M50S</meta:editing-duration>
    <meta:editing-cycles>1</meta:editing-cycles>
    <meta:document-statistic meta:table-count="0" meta:image-count="0" meta:object-count="0" meta:page-count="2" meta:paragraph-count="47" meta:word-count="407" meta:character-count="3057" meta:non-whitespace-character-count="2675"/>
    <meta:generator>LibreOffice/5.1.6.2$Linux_X86_64 LibreOffice_project/10m0$Build-2</meta:generator>
  </office:meta>
</office:document-meta>
</file>